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urrent Health Expenditure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9/geos/af.html" xlink:type="simple">Afghanistan</text:a> </text:p>
          </table:table-cell>
          <table:table-cell office:value-type="string" calcext:value-type="string">
            <text:p>10.2% (2016) </text:p>
          </table:table-cell>
          <table:table-cell table:formula="of:=MID([.B2];1;FIND(&quot;%&quot;; [.B2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6.7% (2016) </text:p>
          </table:table-cell>
          <table:table-cell table:formula="of:=MID([.B3];1;FIND(&quot;%&quot;; [.B3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g.html" xlink:type="simple">Algeria</text:a> </text:p>
          </table:table-cell>
          <table:table-cell office:value-type="string" calcext:value-type="string">
            <text:p>6.6% (2016) </text:p>
          </table:table-cell>
          <table:table-cell table:formula="of:=MID([.B4];1;FIND(&quot;%&quot;; [.B4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n.html" xlink:type="simple">Andorra</text:a> </text:p>
          </table:table-cell>
          <table:table-cell office:value-type="string" calcext:value-type="string">
            <text:p>10.4% (2016) </text:p>
          </table:table-cell>
          <table:table-cell table:formula="of:=MID([.B5];1;FIND(&quot;%&quot;; [.B5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2.9% (2016) </text:p>
          </table:table-cell>
          <table:table-cell table:formula="of:=MID([.B6];1;FIND(&quot;%&quot;; [.B6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ac.html" xlink:type="simple">Antigua and Barbuda</text:a> </text:p>
          </table:table-cell>
          <table:table-cell office:value-type="string" calcext:value-type="string">
            <text:p>4.3% (2016) </text:p>
          </table:table-cell>
          <table:table-cell table:formula="of:=MID([.B7];1;FIND(&quot;%&quot;; [.B7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r.html" xlink:type="simple">Argentina</text:a> </text:p>
          </table:table-cell>
          <table:table-cell office:value-type="string" calcext:value-type="string">
            <text:p>7.5% (2016) </text:p>
          </table:table-cell>
          <table:table-cell table:formula="of:=MID([.B8];1;FIND(&quot;%&quot;; [.B8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9.9% (2016) </text:p>
          </table:table-cell>
          <table:table-cell table:formula="of:=MID([.B9];1;FIND(&quot;%&quot;; [.B9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9.3% (2016) </text:p>
          </table:table-cell>
          <table:table-cell table:formula="of:=MID([.B10];1;FIND(&quot;%&quot;; [.B10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10.4% (2016) </text:p>
          </table:table-cell>
          <table:table-cell table:formula="of:=MID([.B11];1;FIND(&quot;%&quot;; [.B11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6.9% (2016) </text:p>
          </table:table-cell>
          <table:table-cell table:formula="of:=MID([.B12];1;FIND(&quot;%&quot;; [.B12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f.html" xlink:type="simple">Bahamas, The</text:a> </text:p>
          </table:table-cell>
          <table:table-cell office:value-type="string" calcext:value-type="string">
            <text:p>6.4% (2016) </text:p>
          </table:table-cell>
          <table:table-cell table:formula="of:=MID([.B13];1;FIND(&quot;%&quot;; [.B13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4.9% (2016) </text:p>
          </table:table-cell>
          <table:table-cell table:formula="of:=MID([.B14];1;FIND(&quot;%&quot;; [.B14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2.4% (2016) </text:p>
          </table:table-cell>
          <table:table-cell table:formula="of:=MID([.B15];1;FIND(&quot;%&quot;; [.B15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b.html" xlink:type="simple">Barbados</text:a> </text:p>
          </table:table-cell>
          <table:table-cell office:value-type="string" calcext:value-type="string">
            <text:p>7% (2016) </text:p>
          </table:table-cell>
          <table:table-cell table:formula="of:=MID([.B16];1;FIND(&quot;%&quot;; [.B16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6.3% (2016) </text:p>
          </table:table-cell>
          <table:table-cell table:formula="of:=MID([.B17];1;FIND(&quot;%&quot;; [.B17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10% (2016) </text:p>
          </table:table-cell>
          <table:table-cell table:formula="of:=MID([.B18];1;FIND(&quot;%&quot;; [.B18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6.1% (2016) </text:p>
          </table:table-cell>
          <table:table-cell table:formula="of:=MID([.B19];1;FIND(&quot;%&quot;; [.B19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3.9% (2016) </text:p>
          </table:table-cell>
          <table:table-cell table:formula="of:=MID([.B20];1;FIND(&quot;%&quot;; [.B20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t.html" xlink:type="simple">Bhutan</text:a> </text:p>
          </table:table-cell>
          <table:table-cell office:value-type="string" calcext:value-type="string">
            <text:p>3.5% (2016) </text:p>
          </table:table-cell>
          <table:table-cell table:formula="of:=MID([.B21];1;FIND(&quot;%&quot;; [.B21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6.9% (2016) </text:p>
          </table:table-cell>
          <table:table-cell table:formula="of:=MID([.B22];1;FIND(&quot;%&quot;; [.B22])-1)" office:value-type="string" office:string-value="6.9" calcext:value-type="string">
            <text:p>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bk.html" xlink:type="simple">Bosnia and Herzegovina</text:a> </text:p>
          </table:table-cell>
          <table:table-cell office:value-type="string" calcext:value-type="string">
            <text:p>9.2% (2016) </text:p>
          </table:table-cell>
          <table:table-cell table:formula="of:=MID([.B23];1;FIND(&quot;%&quot;; [.B23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5.5% (2016) </text:p>
          </table:table-cell>
          <table:table-cell table:formula="of:=MID([.B24];1;FIND(&quot;%&quot;; [.B24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11.8% (2016) </text:p>
          </table:table-cell>
          <table:table-cell table:formula="of:=MID([.B25];1;FIND(&quot;%&quot;; [.B25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x.html" xlink:type="simple">Brunei</text:a> </text:p>
          </table:table-cell>
          <table:table-cell office:value-type="string" calcext:value-type="string">
            <text:p>2.3% (2016) </text:p>
          </table:table-cell>
          <table:table-cell table:formula="of:=MID([.B26];1;FIND(&quot;%&quot;; [.B26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8.2% (2016) </text:p>
          </table:table-cell>
          <table:table-cell table:formula="of:=MID([.B27];1;FIND(&quot;%&quot;; [.B27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6.8% (2016) </text:p>
          </table:table-cell>
          <table:table-cell table:formula="of:=MID([.B28];1;FIND(&quot;%&quot;; [.B28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5.1% (2016) </text:p>
          </table:table-cell>
          <table:table-cell table:formula="of:=MID([.B29];1;FIND(&quot;%&quot;; [.B2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6.2% (2016) </text:p>
          </table:table-cell>
          <table:table-cell table:formula="of:=MID([.B30];1;FIND(&quot;%&quot;; [.B30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5.2% (2016) </text:p>
          </table:table-cell>
          <table:table-cell table:formula="of:=MID([.B31];1;FIND(&quot;%&quot;; [.B31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6.1% (2016) </text:p>
          </table:table-cell>
          <table:table-cell table:formula="of:=MID([.B32];1;FIND(&quot;%&quot;; [.B32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4.7% (2016) </text:p>
          </table:table-cell>
          <table:table-cell table:formula="of:=MID([.B33];1;FIND(&quot;%&quot;; [.B33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10.5% (2016) </text:p>
          </table:table-cell>
          <table:table-cell table:formula="of:=MID([.B34];1;FIND(&quot;%&quot;; [.B34])-1)" office:value-type="string" office:string-value="10.5" calcext:value-type="string">
            <text:p>10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4.3% (2016) </text:p>
          </table:table-cell>
          <table:table-cell table:formula="of:=MID([.B35];1;FIND(&quot;%&quot;; [.B35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4.5% (2016) </text:p>
          </table:table-cell>
          <table:table-cell table:formula="of:=MID([.B36];1;FIND(&quot;%&quot;; [.B36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8.5% (2016) </text:p>
          </table:table-cell>
          <table:table-cell table:formula="of:=MID([.B37];1;FIND(&quot;%&quot;; [.B37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h.html" xlink:type="simple">China</text:a> </text:p>
          </table:table-cell>
          <table:table-cell office:value-type="string" calcext:value-type="string">
            <text:p>5% (2016) </text:p>
          </table:table-cell>
          <table:table-cell table:formula="of:=MID([.B38];1;FIND(&quot;%&quot;; [.B38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5.9% (2016) </text:p>
          </table:table-cell>
          <table:table-cell table:formula="of:=MID([.B39];1;FIND(&quot;%&quot;; [.B39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n.html" xlink:type="simple">Comoros</text:a> </text:p>
          </table:table-cell>
          <table:table-cell office:value-type="string" calcext:value-type="string">
            <text:p>7.6% (2016) </text:p>
          </table:table-cell>
          <table:table-cell table:formula="of:=MID([.B40];1;FIND(&quot;%&quot;; [.B40])-1)" office:value-type="string" office:string-value="7.6" calcext:value-type="string">
            <text:p>7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3.9% (2016) </text:p>
          </table:table-cell>
          <table:table-cell table:formula="of:=MID([.B41];1;FIND(&quot;%&quot;; [.B41])-1)" office:value-type="string" office:string-value="3.9" calcext:value-type="string">
            <text:p>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4.6% (2016) </text:p>
          </table:table-cell>
          <table:table-cell table:formula="of:=MID([.B42];1;FIND(&quot;%&quot;; [.B42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w.html" xlink:type="simple">Cook Islands</text:a> </text:p>
          </table:table-cell>
          <table:table-cell office:value-type="string" calcext:value-type="string">
            <text:p>2.7% (2015) </text:p>
          </table:table-cell>
          <table:table-cell table:formula="of:=MID([.B43];1;FIND(&quot;%&quot;; [.B43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s.html" xlink:type="simple">Costa Rica</text:a> </text:p>
          </table:table-cell>
          <table:table-cell office:value-type="string" calcext:value-type="string">
            <text:p>7.6% (2016) </text:p>
          </table:table-cell>
          <table:table-cell table:formula="of:=MID([.B44];1;FIND(&quot;%&quot;; [.B44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4.4% (2016) </text:p>
          </table:table-cell>
          <table:table-cell table:formula="of:=MID([.B45];1;FIND(&quot;%&quot;; [.B45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7.2% (2016) </text:p>
          </table:table-cell>
          <table:table-cell table:formula="of:=MID([.B46];1;FIND(&quot;%&quot;; [.B46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u.html" xlink:type="simple">Cuba</text:a> </text:p>
          </table:table-cell>
          <table:table-cell office:value-type="string" calcext:value-type="string">
            <text:p>12.2% (2016) </text:p>
          </table:table-cell>
          <table:table-cell table:formula="of:=MID([.B47];1;FIND(&quot;%&quot;; [.B47])-1)" office:value-type="string" office:string-value="12.2" calcext:value-type="string">
            <text:p>1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6.9% (2016) </text:p>
          </table:table-cell>
          <table:table-cell table:formula="of:=MID([.B48];1;FIND(&quot;%&quot;; [.B48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7.1% (2016) </text:p>
          </table:table-cell>
          <table:table-cell table:formula="of:=MID([.B49];1;FIND(&quot;%&quot;; [.B49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10.4% (2016) </text:p>
          </table:table-cell>
          <table:table-cell table:formula="of:=MID([.B50];1;FIND(&quot;%&quot;; [.B50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j.html" xlink:type="simple">Djibouti</text:a> </text:p>
          </table:table-cell>
          <table:table-cell office:value-type="string" calcext:value-type="string">
            <text:p>3.5% (2016) </text:p>
          </table:table-cell>
          <table:table-cell table:formula="of:=MID([.B51];1;FIND(&quot;%&quot;; [.B51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o.html" xlink:type="simple">Dominica</text:a> </text:p>
          </table:table-cell>
          <table:table-cell office:value-type="string" calcext:value-type="string">
            <text:p>5.3% (2016) </text:p>
          </table:table-cell>
          <table:table-cell table:formula="of:=MID([.B52];1;FIND(&quot;%&quot;; [.B52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dr.html" xlink:type="simple">Dominican Republic</text:a> </text:p>
          </table:table-cell>
          <table:table-cell office:value-type="string" calcext:value-type="string">
            <text:p>6.2% (2016) </text:p>
          </table:table-cell>
          <table:table-cell table:formula="of:=MID([.B53];1;FIND(&quot;%&quot;; [.B53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8.4% (2016) </text:p>
          </table:table-cell>
          <table:table-cell table:formula="of:=MID([.B54];1;FIND(&quot;%&quot;; [.B54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g.html" xlink:type="simple">Egypt</text:a> </text:p>
          </table:table-cell>
          <table:table-cell office:value-type="string" calcext:value-type="string">
            <text:p>4.6% (2016) </text:p>
          </table:table-cell>
          <table:table-cell table:formula="of:=MID([.B55];1;FIND(&quot;%&quot;; [.B55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s.html" xlink:type="simple">El Salvador</text:a> </text:p>
          </table:table-cell>
          <table:table-cell office:value-type="string" calcext:value-type="string">
            <text:p>7% (2016) </text:p>
          </table:table-cell>
          <table:table-cell table:formula="of:=MID([.B56];1;FIND(&quot;%&quot;; [.B56])-1)" office:value-type="string" office:string-value="7" calcext:value-type="string">
            <text:p>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ek.html" xlink:type="simple">Equatorial Guinea</text:a> </text:p>
          </table:table-cell>
          <table:table-cell office:value-type="string" calcext:value-type="string">
            <text:p>3.4% (2016) </text:p>
          </table:table-cell>
          <table:table-cell table:formula="of:=MID([.B57];1;FIND(&quot;%&quot;; [.B57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r.html" xlink:type="simple">Eritrea</text:a> </text:p>
          </table:table-cell>
          <table:table-cell office:value-type="string" calcext:value-type="string">
            <text:p>3% (2016) </text:p>
          </table:table-cell>
          <table:table-cell table:formula="of:=MID([.B58];1;FIND(&quot;%&quot;; [.B58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6.7% (2016) </text:p>
          </table:table-cell>
          <table:table-cell table:formula="of:=MID([.B59];1;FIND(&quot;%&quot;; [.B59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7.7% (2016) </text:p>
          </table:table-cell>
          <table:table-cell table:formula="of:=MID([.B60];1;FIND(&quot;%&quot;; [.B60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t.html" xlink:type="simple">Ethiopia</text:a> </text:p>
          </table:table-cell>
          <table:table-cell office:value-type="string" calcext:value-type="string">
            <text:p>4% (2016) </text:p>
          </table:table-cell>
          <table:table-cell table:formula="of:=MID([.B61];1;FIND(&quot;%&quot;; [.B61])-1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ee.html" xlink:type="simple">European Union</text:a> </text:p>
          </table:table-cell>
          <table:table-cell office:value-type="string" calcext:value-type="string">
            <text:p>9.9% (2016) </text:p>
          </table:table-cell>
          <table:table-cell table:formula="of:=MID([.B62];1;FIND(&quot;%&quot;; [.B62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3.5% (2016) </text:p>
          </table:table-cell>
          <table:table-cell table:formula="of:=MID([.B63];1;FIND(&quot;%&quot;; [.B6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9.5% (2016) </text:p>
          </table:table-cell>
          <table:table-cell table:formula="of:=MID([.B64];1;FIND(&quot;%&quot;; [.B64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11.5% (2016) </text:p>
          </table:table-cell>
          <table:table-cell table:formula="of:=MID([.B65];1;FIND(&quot;%&quot;; [.B65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3.1% (2016) </text:p>
          </table:table-cell>
          <table:table-cell table:formula="of:=MID([.B66];1;FIND(&quot;%&quot;; [.B66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4.4% (2016) </text:p>
          </table:table-cell>
          <table:table-cell table:formula="of:=MID([.B67];1;FIND(&quot;%&quot;; [.B67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8.4% (2016) </text:p>
          </table:table-cell>
          <table:table-cell table:formula="of:=MID([.B68];1;FIND(&quot;%&quot;; [.B68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11.1% (2016) </text:p>
          </table:table-cell>
          <table:table-cell table:formula="of:=MID([.B69];1;FIND(&quot;%&quot;; [.B69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4.4% (2016) </text:p>
          </table:table-cell>
          <table:table-cell table:formula="of:=MID([.B70];1;FIND(&quot;%&quot;; [.B70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r.html" xlink:type="simple">Greece</text:a> </text:p>
          </table:table-cell>
          <table:table-cell office:value-type="string" calcext:value-type="string">
            <text:p>8.5% (2016) </text:p>
          </table:table-cell>
          <table:table-cell table:formula="of:=MID([.B71];1;FIND(&quot;%&quot;; [.B71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j.html" xlink:type="simple">Grenada</text:a> </text:p>
          </table:table-cell>
          <table:table-cell office:value-type="string" calcext:value-type="string">
            <text:p>5.2% (2016) </text:p>
          </table:table-cell>
          <table:table-cell table:formula="of:=MID([.B72];1;FIND(&quot;%&quot;; [.B72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5.8% (2016) </text:p>
          </table:table-cell>
          <table:table-cell table:formula="of:=MID([.B73];1;FIND(&quot;%&quot;; [.B7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k.html" xlink:type="simple">Guernsey</text:a> </text:p>
          </table:table-cell>
          <table:table-cell table:style-name="ce3" office:value-type="string" calcext:value-type="string">
            <text:p/>
          </table:table-cell>
          <table:table-cell table:formula="of:=MID([.B74];1;FIND(&quot;%&quot;; [.B7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5.5% (2016) </text:p>
          </table:table-cell>
          <table:table-cell table:formula="of:=MID([.B75];1;FIND(&quot;%&quot;; [.B7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6.1% (2016) </text:p>
          </table:table-cell>
          <table:table-cell table:formula="of:=MID([.B76];1;FIND(&quot;%&quot;; [.B76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4.2% (2016) </text:p>
          </table:table-cell>
          <table:table-cell table:formula="of:=MID([.B77];1;FIND(&quot;%&quot;; [.B77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a.html" xlink:type="simple">Haiti</text:a> </text:p>
          </table:table-cell>
          <table:table-cell office:value-type="string" calcext:value-type="string">
            <text:p>5.4% (2016) </text:p>
          </table:table-cell>
          <table:table-cell table:formula="of:=MID([.B78];1;FIND(&quot;%&quot;; [.B78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8.4% (2016) </text:p>
          </table:table-cell>
          <table:table-cell table:formula="of:=MID([.B79];1;FIND(&quot;%&quot;; [.B79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7.4% (2016) </text:p>
          </table:table-cell>
          <table:table-cell table:formula="of:=MID([.B80];1;FIND(&quot;%&quot;; [.B80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8.3% (2016) </text:p>
          </table:table-cell>
          <table:table-cell table:formula="of:=MID([.B81];1;FIND(&quot;%&quot;; [.B81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3.7% (2016) </text:p>
          </table:table-cell>
          <table:table-cell table:formula="of:=MID([.B82];1;FIND(&quot;%&quot;; [.B82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3.1% (2016) </text:p>
          </table:table-cell>
          <table:table-cell table:formula="of:=MID([.B83];1;FIND(&quot;%&quot;; [.B83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r.html" xlink:type="simple">Iran</text:a> </text:p>
          </table:table-cell>
          <table:table-cell office:value-type="string" calcext:value-type="string">
            <text:p>8.1% (2016) </text:p>
          </table:table-cell>
          <table:table-cell table:formula="of:=MID([.B84];1;FIND(&quot;%&quot;; [.B84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z.html" xlink:type="simple">Iraq</text:a> </text:p>
          </table:table-cell>
          <table:table-cell office:value-type="string" calcext:value-type="string">
            <text:p>3.3% (2016) </text:p>
          </table:table-cell>
          <table:table-cell table:formula="of:=MID([.B85];1;FIND(&quot;%&quot;; [.B85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7.4% (2016) </text:p>
          </table:table-cell>
          <table:table-cell table:formula="of:=MID([.B86];1;FIND(&quot;%&quot;; [.B86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7.3% (2016) </text:p>
          </table:table-cell>
          <table:table-cell table:formula="of:=MID([.B87];1;FIND(&quot;%&quot;; [.B87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8.9% (2016) </text:p>
          </table:table-cell>
          <table:table-cell table:formula="of:=MID([.B88];1;FIND(&quot;%&quot;; [.B88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6.1% (2016) </text:p>
          </table:table-cell>
          <table:table-cell table:formula="of:=MID([.B89];1;FIND(&quot;%&quot;; [.B89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10.9% (2016) </text:p>
          </table:table-cell>
          <table:table-cell table:formula="of:=MID([.B90];1;FIND(&quot;%&quot;; [.B90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5.5% (2016) </text:p>
          </table:table-cell>
          <table:table-cell table:formula="of:=MID([.B91];1;FIND(&quot;%&quot;; [.B91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3.5% (2016) </text:p>
          </table:table-cell>
          <table:table-cell table:formula="of:=MID([.B92];1;FIND(&quot;%&quot;; [.B92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4.5% (2016) </text:p>
          </table:table-cell>
          <table:table-cell table:formula="of:=MID([.B93];1;FIND(&quot;%&quot;; [.B9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r.html" xlink:type="simple">Kiribati</text:a> </text:p>
          </table:table-cell>
          <table:table-cell office:value-type="string" calcext:value-type="string">
            <text:p>11.9% (2016) </text:p>
          </table:table-cell>
          <table:table-cell table:formula="of:=MID([.B94];1;FIND(&quot;%&quot;; [.B94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7.3% (2016) </text:p>
          </table:table-cell>
          <table:table-cell table:formula="of:=MID([.B95];1;FIND(&quot;%&quot;; [.B95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u.html" xlink:type="simple">Kuwait</text:a> </text:p>
          </table:table-cell>
          <table:table-cell office:value-type="string" calcext:value-type="string">
            <text:p>3.9% (2016) </text:p>
          </table:table-cell>
          <table:table-cell table:formula="of:=MID([.B96];1;FIND(&quot;%&quot;; [.B96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6.6% (2016) </text:p>
          </table:table-cell>
          <table:table-cell table:formula="of:=MID([.B97];1;FIND(&quot;%&quot;; [.B97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2.4% (2016) </text:p>
          </table:table-cell>
          <table:table-cell table:formula="of:=MID([.B98];1;FIND(&quot;%&quot;; [.B98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6.2% (2016) </text:p>
          </table:table-cell>
          <table:table-cell table:formula="of:=MID([.B99];1;FIND(&quot;%&quot;; [.B99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8% (2016) </text:p>
          </table:table-cell>
          <table:table-cell table:formula="of:=MID([.B100];1;FIND(&quot;%&quot;; [.B100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8.1% (2016) </text:p>
          </table:table-cell>
          <table:table-cell table:formula="of:=MID([.B101];1;FIND(&quot;%&quot;; [.B101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9.6% (2016) </text:p>
          </table:table-cell>
          <table:table-cell table:formula="of:=MID([.B102];1;FIND(&quot;%&quot;; [.B102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6.7% (2016) </text:p>
          </table:table-cell>
          <table:table-cell table:formula="of:=MID([.B103];1;FIND(&quot;%&quot;; [.B103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6.2% (2016) </text:p>
          </table:table-cell>
          <table:table-cell table:formula="of:=MID([.B104];1;FIND(&quot;%&quot;; [.B104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6% (2016) </text:p>
          </table:table-cell>
          <table:table-cell table:formula="of:=MID([.B105];1;FIND(&quot;%&quot;; [.B105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9.8% (2016) </text:p>
          </table:table-cell>
          <table:table-cell table:formula="of:=MID([.B106];1;FIND(&quot;%&quot;; [.B106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3.8% (2016) </text:p>
          </table:table-cell>
          <table:table-cell table:formula="of:=MID([.B107];1;FIND(&quot;%&quot;; [.B107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v.html" xlink:type="simple">Maldives</text:a> </text:p>
          </table:table-cell>
          <table:table-cell office:value-type="string" calcext:value-type="string">
            <text:p>10.6% (2016) </text:p>
          </table:table-cell>
          <table:table-cell table:formula="of:=MID([.B108];1;FIND(&quot;%&quot;; [.B108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3.8% (2016) </text:p>
          </table:table-cell>
          <table:table-cell table:formula="of:=MID([.B109];1;FIND(&quot;%&quot;; [.B10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9.3% (2016) </text:p>
          </table:table-cell>
          <table:table-cell table:formula="of:=MID([.B110];1;FIND(&quot;%&quot;; [.B110])-1)" office:value-type="string" office:string-value="9.3" calcext:value-type="string">
            <text:p>9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rm.html" xlink:type="simple">Marshall Islands</text:a> </text:p>
          </table:table-cell>
          <table:table-cell office:value-type="string" calcext:value-type="string">
            <text:p>23.3% (2016) </text:p>
          </table:table-cell>
          <table:table-cell table:formula="of:=MID([.B111];1;FIND(&quot;%&quot;; [.B111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4.2% (2016) </text:p>
          </table:table-cell>
          <table:table-cell table:formula="of:=MID([.B112];1;FIND(&quot;%&quot;; [.B112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5.7% (2016) </text:p>
          </table:table-cell>
          <table:table-cell table:formula="of:=MID([.B113];1;FIND(&quot;%&quot;; [.B113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5.5% (2016) </text:p>
          </table:table-cell>
          <table:table-cell table:formula="of:=MID([.B114];1;FIND(&quot;%&quot;; [.B114])-1)" office:value-type="string" office:string-value="5.5" calcext:value-type="string">
            <text:p>5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fm.html" xlink:type="simple">Micronesia, Federated States of</text:a> </text:p>
          </table:table-cell>
          <table:table-cell office:value-type="string" calcext:value-type="string">
            <text:p>12.6% (2016) </text:p>
          </table:table-cell>
          <table:table-cell table:formula="of:=MID([.B115];1;FIND(&quot;%&quot;; [.B115])-1)" office:value-type="string" office:string-value="12.6" calcext:value-type="string">
            <text:p>1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9% (2016) </text:p>
          </table:table-cell>
          <table:table-cell table:formula="of:=MID([.B116];1;FIND(&quot;%&quot;; [.B116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n.html" xlink:type="simple">Monaco</text:a> </text:p>
          </table:table-cell>
          <table:table-cell office:value-type="string" calcext:value-type="string">
            <text:p>1.7% (2016) </text:p>
          </table:table-cell>
          <table:table-cell table:formula="of:=MID([.B117];1;FIND(&quot;%&quot;; [.B117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3.8% (2016) </text:p>
          </table:table-cell>
          <table:table-cell table:formula="of:=MID([.B118];1;FIND(&quot;%&quot;; [.B118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j.html" xlink:type="simple">Montenegro</text:a> </text:p>
          </table:table-cell>
          <table:table-cell office:value-type="string" calcext:value-type="string">
            <text:p>7.6% (2016) </text:p>
          </table:table-cell>
          <table:table-cell table:formula="of:=MID([.B119];1;FIND(&quot;%&quot;; [.B119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5.8% (2016) </text:p>
          </table:table-cell>
          <table:table-cell table:formula="of:=MID([.B120];1;FIND(&quot;%&quot;; [.B120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5.1% (2016) </text:p>
          </table:table-cell>
          <table:table-cell table:formula="of:=MID([.B121];1;FIND(&quot;%&quot;; [.B121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9.1% (2016) </text:p>
          </table:table-cell>
          <table:table-cell table:formula="of:=MID([.B122];1;FIND(&quot;%&quot;; [.B122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r.html" xlink:type="simple">Nauru</text:a> </text:p>
          </table:table-cell>
          <table:table-cell office:value-type="string" calcext:value-type="string">
            <text:p>11.1% (2016) </text:p>
          </table:table-cell>
          <table:table-cell table:formula="of:=MID([.B123];1;FIND(&quot;%&quot;; [.B123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6.3% (2016) </text:p>
          </table:table-cell>
          <table:table-cell table:formula="of:=MID([.B124];1;FIND(&quot;%&quot;; [.B124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10.4% (2016) </text:p>
          </table:table-cell>
          <table:table-cell table:formula="of:=MID([.B125];1;FIND(&quot;%&quot;; [.B125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9.2% (2016) </text:p>
          </table:table-cell>
          <table:table-cell table:formula="of:=MID([.B126];1;FIND(&quot;%&quot;; [.B126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8.7% (2016) </text:p>
          </table:table-cell>
          <table:table-cell table:formula="of:=MID([.B127];1;FIND(&quot;%&quot;; [.B127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6.2% (2016) </text:p>
          </table:table-cell>
          <table:table-cell table:formula="of:=MID([.B128];1;FIND(&quot;%&quot;; [.B128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i.html" xlink:type="simple">Nigeria</text:a> </text:p>
          </table:table-cell>
          <table:table-cell office:value-type="string" calcext:value-type="string">
            <text:p>3.6% (2016) </text:p>
          </table:table-cell>
          <table:table-cell table:formula="of:=MID([.B129];1;FIND(&quot;%&quot;; [.B129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e.html" xlink:type="simple">Niue</text:a> </text:p>
          </table:table-cell>
          <table:table-cell office:value-type="string" calcext:value-type="string">
            <text:p>6.3% (2015) </text:p>
          </table:table-cell>
          <table:table-cell table:formula="of:=MID([.B130];1;FIND(&quot;%&quot;; [.B130])-1)" office:value-type="string" office:string-value="6.3" calcext:value-type="string">
            <text:p>6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mk.html" xlink:type="simple">North Macedonia</text:a> </text:p>
          </table:table-cell>
          <table:table-cell office:value-type="string" calcext:value-type="string">
            <text:p>6.3% (2016) </text:p>
          </table:table-cell>
          <table:table-cell table:formula="of:=MID([.B131];1;FIND(&quot;%&quot;; [.B131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10.5% (2016) </text:p>
          </table:table-cell>
          <table:table-cell table:formula="of:=MID([.B132];1;FIND(&quot;%&quot;; [.B132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4.3% (2016) </text:p>
          </table:table-cell>
          <table:table-cell table:formula="of:=MID([.B133];1;FIND(&quot;%&quot;; [.B13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2.8% (2016) </text:p>
          </table:table-cell>
          <table:table-cell table:formula="of:=MID([.B134];1;FIND(&quot;%&quot;; [.B134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s.html" xlink:type="simple">Palau</text:a> </text:p>
          </table:table-cell>
          <table:table-cell office:value-type="string" calcext:value-type="string">
            <text:p>11.7% (2016) </text:p>
          </table:table-cell>
          <table:table-cell table:formula="of:=MID([.B135];1;FIND(&quot;%&quot;; [.B135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m.html" xlink:type="simple">Panama</text:a> </text:p>
          </table:table-cell>
          <table:table-cell office:value-type="string" calcext:value-type="string">
            <text:p>7.3% (2016) </text:p>
          </table:table-cell>
          <table:table-cell table:formula="of:=MID([.B136];1;FIND(&quot;%&quot;; [.B136])-1)" office:value-type="string" office:string-value="7.3" calcext:value-type="string">
            <text:p>7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pp.html" xlink:type="simple">Papua New Guinea</text:a> </text:p>
          </table:table-cell>
          <table:table-cell office:value-type="string" calcext:value-type="string">
            <text:p>2% (2016) </text:p>
          </table:table-cell>
          <table:table-cell table:formula="of:=MID([.B137];1;FIND(&quot;%&quot;; [.B137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8% (2016) </text:p>
          </table:table-cell>
          <table:table-cell table:formula="of:=MID([.B138];1;FIND(&quot;%&quot;; [.B138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5.1% (2016) </text:p>
          </table:table-cell>
          <table:table-cell table:formula="of:=MID([.B139];1;FIND(&quot;%&quot;; [.B13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4.4% (2016) </text:p>
          </table:table-cell>
          <table:table-cell table:formula="of:=MID([.B140];1;FIND(&quot;%&quot;; [.B140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6.5% (2016) </text:p>
          </table:table-cell>
          <table:table-cell table:formula="of:=MID([.B141];1;FIND(&quot;%&quot;; [.B14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9.1% (2016) </text:p>
          </table:table-cell>
          <table:table-cell table:formula="of:=MID([.B142];1;FIND(&quot;%&quot;; [.B142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qa.html" xlink:type="simple">Qatar</text:a> </text:p>
          </table:table-cell>
          <table:table-cell office:value-type="string" calcext:value-type="string">
            <text:p>3.1% (2016) </text:p>
          </table:table-cell>
          <table:table-cell table:formula="of:=MID([.B143];1;FIND(&quot;%&quot;; [.B143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5% (2016) </text:p>
          </table:table-cell>
          <table:table-cell table:formula="of:=MID([.B144];1;FIND(&quot;%&quot;; [.B144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5.3% (2016) </text:p>
          </table:table-cell>
          <table:table-cell table:formula="of:=MID([.B145];1;FIND(&quot;%&quot;; [.B145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6.8% (2016) </text:p>
          </table:table-cell>
          <table:table-cell table:formula="of:=MID([.B146];1;FIND(&quot;%&quot;; [.B146])-1)" office:value-type="string" office:string-value="6.8" calcext:value-type="string">
            <text:p>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sc.html" xlink:type="simple">Saint Kitts and Nevis</text:a> </text:p>
          </table:table-cell>
          <table:table-cell office:value-type="string" calcext:value-type="string">
            <text:p>5.7% (2016) </text:p>
          </table:table-cell>
          <table:table-cell table:formula="of:=MID([.B147];1;FIND(&quot;%&quot;; [.B147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t.html" xlink:type="simple">Saint Lucia</text:a> </text:p>
          </table:table-cell>
          <table:table-cell office:value-type="string" calcext:value-type="string">
            <text:p>5.3% (2016) </text:p>
          </table:table-cell>
          <table:table-cell table:formula="of:=MID([.B148];1;FIND(&quot;%&quot;; [.B148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vc.html" xlink:type="simple">Saint Vincent and the Grenadines</text:a> </text:p>
          </table:table-cell>
          <table:table-cell office:value-type="string" calcext:value-type="string">
            <text:p>3.6% (2016) </text:p>
          </table:table-cell>
          <table:table-cell table:formula="of:=MID([.B149];1;FIND(&quot;%&quot;; [.B149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s.html" xlink:type="simple">Samoa</text:a> </text:p>
          </table:table-cell>
          <table:table-cell office:value-type="string" calcext:value-type="string">
            <text:p>5.5% (2016) </text:p>
          </table:table-cell>
          <table:table-cell table:formula="of:=MID([.B150];1;FIND(&quot;%&quot;; [.B150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m.html" xlink:type="simple">San Marino</text:a> </text:p>
          </table:table-cell>
          <table:table-cell office:value-type="string" calcext:value-type="string">
            <text:p>6.4% (2016) </text:p>
          </table:table-cell>
          <table:table-cell table:formula="of:=MID([.B151];1;FIND(&quot;%&quot;; [.B151])-1)" office:value-type="string" office:string-value="6.4" calcext:value-type="string">
            <text:p>6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tp.html" xlink:type="simple">Sao Tome and Principe</text:a> </text:p>
          </table:table-cell>
          <table:table-cell office:value-type="string" calcext:value-type="string">
            <text:p>6% (2016) </text:p>
          </table:table-cell>
          <table:table-cell table:formula="of:=MID([.B152];1;FIND(&quot;%&quot;; [.B152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a.html" xlink:type="simple">Saudi Arabia</text:a> </text:p>
          </table:table-cell>
          <table:table-cell office:value-type="string" calcext:value-type="string">
            <text:p>5.7% (2016) </text:p>
          </table:table-cell>
          <table:table-cell table:formula="of:=MID([.B153];1;FIND(&quot;%&quot;; [.B153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5.5% (2016) </text:p>
          </table:table-cell>
          <table:table-cell table:formula="of:=MID([.B154];1;FIND(&quot;%&quot;; [.B154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9.1% (2016) </text:p>
          </table:table-cell>
          <table:table-cell table:formula="of:=MID([.B155];1;FIND(&quot;%&quot;; [.B155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3.9% (2013) </text:p>
          </table:table-cell>
          <table:table-cell table:formula="of:=MID([.B156];1;FIND(&quot;%&quot;; [.B156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l.html" xlink:type="simple">Sierra Leone</text:a> </text:p>
          </table:table-cell>
          <table:table-cell office:value-type="string" calcext:value-type="string">
            <text:p>16.5% (2016) </text:p>
          </table:table-cell>
          <table:table-cell table:formula="of:=MID([.B157];1;FIND(&quot;%&quot;; [.B157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4.3% (2016) </text:p>
          </table:table-cell>
          <table:table-cell table:formula="of:=MID([.B158];1;FIND(&quot;%&quot;; [.B158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7.1% (2016) </text:p>
          </table:table-cell>
          <table:table-cell table:formula="of:=MID([.B159];1;FIND(&quot;%&quot;; [.B159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8.5% (2016) </text:p>
          </table:table-cell>
          <table:table-cell table:formula="of:=MID([.B160];1;FIND(&quot;%&quot;; [.B160])-1)" office:value-type="string" office:string-value="8.5" calcext:value-type="string">
            <text:p>8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bp.html" xlink:type="simple">Solomon Islands</text:a> </text:p>
          </table:table-cell>
          <table:table-cell office:value-type="string" calcext:value-type="string">
            <text:p>5.2% (2016) </text:p>
          </table:table-cell>
          <table:table-cell table:formula="of:=MID([.B161];1;FIND(&quot;%&quot;; [.B161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8.1% (2016) </text:p>
          </table:table-cell>
          <table:table-cell table:formula="of:=MID([.B162];1;FIND(&quot;%&quot;; [.B162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od.html" xlink:type="simple">South Sudan</text:a> </text:p>
          </table:table-cell>
          <table:table-cell office:value-type="string" calcext:value-type="string">
            <text:p>2.5% (2015) </text:p>
          </table:table-cell>
          <table:table-cell table:formula="of:=MID([.B163];1;FIND(&quot;%&quot;; [.B16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9% (2016) </text:p>
          </table:table-cell>
          <table:table-cell table:formula="of:=MID([.B164];1;FIND(&quot;%&quot;; [.B164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3.9% (2016) </text:p>
          </table:table-cell>
          <table:table-cell table:formula="of:=MID([.B165];1;FIND(&quot;%&quot;; [.B165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u.html" xlink:type="simple">Sudan</text:a> </text:p>
          </table:table-cell>
          <table:table-cell office:value-type="string" calcext:value-type="string">
            <text:p>5.7% (2016) </text:p>
          </table:table-cell>
          <table:table-cell table:formula="of:=MID([.B166];1;FIND(&quot;%&quot;; [.B166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s.html" xlink:type="simple">Suriname</text:a> </text:p>
          </table:table-cell>
          <table:table-cell office:value-type="string" calcext:value-type="string">
            <text:p>6.1% (201) </text:p>
          </table:table-cell>
          <table:table-cell table:formula="of:=MID([.B167];1;FIND(&quot;%&quot;; [.B167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10.9% (2016) </text:p>
          </table:table-cell>
          <table:table-cell table:formula="of:=MID([.B168];1;FIND(&quot;%&quot;; [.B168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12.2% (2016) </text:p>
          </table:table-cell>
          <table:table-cell table:formula="of:=MID([.B169];1;FIND(&quot;%&quot;; [.B169])-1)" office:value-type="string" office:string-value="12.2" calcext:value-type="string">
            <text:p>1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7% (2016) </text:p>
          </table:table-cell>
          <table:table-cell table:formula="of:=MID([.B170];1;FIND(&quot;%&quot;; [.B170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4.1% (2016) </text:p>
          </table:table-cell>
          <table:table-cell table:formula="of:=MID([.B171];1;FIND(&quot;%&quot;; [.B171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3.7% (2016) </text:p>
          </table:table-cell>
          <table:table-cell table:formula="of:=MID([.B172];1;FIND(&quot;%&quot;; [.B172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t.html" xlink:type="simple">Timor-Leste</text:a> </text:p>
          </table:table-cell>
          <table:table-cell office:value-type="string" calcext:value-type="string">
            <text:p>4% (2016) </text:p>
          </table:table-cell>
          <table:table-cell table:formula="of:=MID([.B173];1;FIND(&quot;%&quot;; [.B17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6.6% (2016) </text:p>
          </table:table-cell>
          <table:table-cell table:formula="of:=MID([.B174];1;FIND(&quot;%&quot;; [.B174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n.html" xlink:type="simple">Tonga</text:a> </text:p>
          </table:table-cell>
          <table:table-cell office:value-type="string" calcext:value-type="string">
            <text:p>5.3% (2016) </text:p>
          </table:table-cell>
          <table:table-cell table:formula="of:=MID([.B175];1;FIND(&quot;%&quot;; [.B175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td.html" xlink:type="simple">Trinidad and Tobago</text:a> </text:p>
          </table:table-cell>
          <table:table-cell office:value-type="string" calcext:value-type="string">
            <text:p>6.5% (2016) </text:p>
          </table:table-cell>
          <table:table-cell table:formula="of:=MID([.B176];1;FIND(&quot;%&quot;; [.B176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7% (2016) </text:p>
          </table:table-cell>
          <table:table-cell table:formula="of:=MID([.B177];1;FIND(&quot;%&quot;; [.B177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4.3% (2016) </text:p>
          </table:table-cell>
          <table:table-cell table:formula="of:=MID([.B178];1;FIND(&quot;%&quot;; [.B178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x.html" xlink:type="simple">Turkmenistan</text:a> </text:p>
          </table:table-cell>
          <table:table-cell office:value-type="string" calcext:value-type="string">
            <text:p>6.6% (2016) </text:p>
          </table:table-cell>
          <table:table-cell table:formula="of:=MID([.B179];1;FIND(&quot;%&quot;; [.B179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v.html" xlink:type="simple">Tuvalu</text:a> </text:p>
          </table:table-cell>
          <table:table-cell office:value-type="string" calcext:value-type="string">
            <text:p>15.5% (2016) </text:p>
          </table:table-cell>
          <table:table-cell table:formula="of:=MID([.B180];1;FIND(&quot;%&quot;; [.B180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6.2% (2016) </text:p>
          </table:table-cell>
          <table:table-cell table:formula="of:=MID([.B181];1;FIND(&quot;%&quot;; [.B181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6.7% (2016) </text:p>
          </table:table-cell>
          <table:table-cell table:formula="of:=MID([.B182];1;FIND(&quot;%&quot;; [.B182])-1)" office:value-type="string" office:string-value="6.7" calcext:value-type="string">
            <text:p>6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ae.html" xlink:type="simple">United Arab Emirates</text:a> </text:p>
          </table:table-cell>
          <table:table-cell office:value-type="string" calcext:value-type="string">
            <text:p>3.5% (2016) </text:p>
          </table:table-cell>
          <table:table-cell table:formula="of:=MID([.B183];1;FIND(&quot;%&quot;; [.B183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9.8% (2016) </text:p>
          </table:table-cell>
          <table:table-cell table:formula="of:=MID([.B184];1;FIND(&quot;%&quot;; [.B184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17.1% (2016) </text:p>
          </table:table-cell>
          <table:table-cell table:formula="of:=MID([.B185];1;FIND(&quot;%&quot;; [.B185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9.1% (2016) </text:p>
          </table:table-cell>
          <table:table-cell table:formula="of:=MID([.B186];1;FIND(&quot;%&quot;; [.B186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6.3% (2016) </text:p>
          </table:table-cell>
          <table:table-cell table:formula="of:=MID([.B187];1;FIND(&quot;%&quot;; [.B187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h.html" xlink:type="simple">Vanuatu</text:a> </text:p>
          </table:table-cell>
          <table:table-cell office:value-type="string" calcext:value-type="string">
            <text:p>3.7% (2016) </text:p>
          </table:table-cell>
          <table:table-cell table:formula="of:=MID([.B188];1;FIND(&quot;%&quot;; [.B188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3.2% (2016) </text:p>
          </table:table-cell>
          <table:table-cell table:formula="of:=MID([.B189];1;FIND(&quot;%&quot;; [.B189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5.7% (2016) </text:p>
          </table:table-cell>
          <table:table-cell table:formula="of:=MID([.B190];1;FIND(&quot;%&quot;; [.B190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xx.html" xlink:type="simple">World</text:a> </text:p>
          </table:table-cell>
          <table:table-cell office:value-type="string" calcext:value-type="string">
            <text:p>10% (2016) </text:p>
          </table:table-cell>
          <table:table-cell table:formula="of:=MID([.B191];1;FIND(&quot;%&quot;; [.B191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ym.html" xlink:type="simple">Yemen</text:a> </text:p>
          </table:table-cell>
          <table:table-cell office:value-type="string" calcext:value-type="string">
            <text:p>5.6% (2015) </text:p>
          </table:table-cell>
          <table:table-cell table:formula="of:=MID([.B192];1;FIND(&quot;%&quot;; [.B192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za.html" xlink:type="simple">Zambia</text:a> </text:p>
          </table:table-cell>
          <table:table-cell office:value-type="string" calcext:value-type="string">
            <text:p>4.5% (2016) </text:p>
          </table:table-cell>
          <table:table-cell table:formula="of:=MID([.B193];1;FIND(&quot;%&quot;; [.B19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9.4% (2016) </text:p>
          </table:table-cell>
          <table:table-cell table:formula="of:=MID([.B194];1;FIND(&quot;%&quot;; [.B194])-1)" office:value-type="string" office:string-value="9.4" calcext:value-type="string">
            <text:p>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53:06.984000000</meta:creation-date>
    <dc:date>2023-07-19T15:56:49.390000000</dc:date>
    <meta:editing-duration>PT3M42S</meta:editing-duration>
    <meta:editing-cycles>1</meta:editing-cycles>
    <meta:document-statistic meta:table-count="1" meta:cell-count="581" meta:object-count="0"/>
    <meta:generator>LibreOffice/6.2.4.2$Windows_X86_64 LibreOffice_project/2412653d852ce75f65fbfa83fb7e7b669a126d64</meta:generator>
  </office:meta>
</office:document-meta>
</file>